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Seznam" style:family="paragraph"/>
    <style:style style:name="P18" style:parent-style-name="Seznam" style:family="paragraph"/>
    <style:style style:name="P19" style:parent-style-name="Seznam" style:family="paragraph"/>
    <style:style style:name="P20" style:parent-style-name="Seznam" style:family="paragraph"/>
    <style:style style:name="P21" style:parent-style-name="Základnítext" style:family="paragraph">
      <style:text-properties fo:background-color="#FFFF00"/>
    </style:style>
    <style:style style:name="P22" style:parent-style-name="Příloha" style:family="paragraph">
      <style:text-properties fo:font-size="12pt" style:font-size-asian="12pt" style:font-size-complex="13pt"/>
    </style:style>
    <style:style style:name="P23" style:parent-style-name="Seznam" style:family="paragraph"/>
    <style:style style:name="P24" style:parent-style-name="Sezna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1/2018<text:bookmark-end text:name="Text14"/></text:p>
            <text:p text:style-name="Normální">KVOP-20475/2018<text:bookmark-end text:name="Text2"/></text:p>
            <text:p text:style-name="Normální"><text:bookmark-start text:name="Text6"/>10. 05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L. M.</text:p>
            <text:p text:style-name="Normální"><text:bookmark-start text:name="Text10"/><text:bookmark-end text:name="Text7"/></text:p>
            <text:p text:style-name="Normální"/>
            <text:p text:style-name="Normální"/>
            <text:p text:style-name="Normální"/>
            <text:p text:style-name="Normální"><text:bookmark-end text:name="Text10"/></text:p>
            <text:p text:style-name="Normální"/>
            <text:p text:style-name="Normální"/>
          </table:table-cell>
        </table:table-row>
      </table:table>
      <text:h text:style-name="Nadpis1" text:outline-level="1">Sdělení o poskytnutí<text:s/>informace</text:h>
      <text:p text:style-name="Základnítext"/>
      <text:p text:style-name="Základnítext">Vážený pane M.,</text:p>
      <text:p text:style-name="Základnítext">dne 7. května 2018 byla do Kanceláře veřejného ochránce práv doručena Vaše žádost podle zákona č. 106/1999 Sb., o svobodném přístupu k informacím, ve znění pozdějších předpisů, kterou žádáte:<text:s/></text:p>
      <text:list text:style-name="LFO3_1" text:continue-numbering="true">
        <text:list-item>
          <text:p text:style-name="P17">zaslání Sborníku stanovisek veřejného ochránce práv – vězeňství č. 6,</text:p>
        </text:list-item>
        <text:list-item>
          <text:p text:style-name="P18">zaslání Zprávy ze systematických návštěv veřejného ochránce práv 2016.</text:p>
        </text:list-item>
      </text:list>
      <text:p text:style-name="Základnítext">Ve smyslu zákona o svobodném přístupu k informacím<text:s/><text:span text:style-name="Silné">se poskytují níže uvedené informace</text:span>:</text:p>
      <text:list text:style-name="LFO4" text:continue-numbering="true">
        <text:list-item>
          <text:p text:style-name="P19">Sborník stanovisek veřejného ochránce práv – vězeňství č. 6 (2010),</text:p>
        </text:list-item>
        <text:list-item>
          <text:p text:style-name="P20">Zpráva ze systematických návštěv věznic (2016).</text:p>
        </text:list-item>
      </text:list>
      <text:p text:style-name="Základnítext"/>
      <text:p text:style-name="Základnítext">S pozdravem</text:p>
      <text:p text:style-name="P21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22">Příloha</text:p>
      <text:list text:style-name="LFO5" text:continue-numbering="true">
        <text:list-item>
          <text:p text:style-name="P23">Sborník stanovisek veřejného ochránce práv – vězeňství č. 6 (2010),</text:p>
        </text:list-item>
        <text:list-item>
          <text:p text:style-name="P24">Zpráva ze systematických návštěv věznic (2016)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3611in" svg:y="-0.0375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I95P*</text:span>*KVOPX008I95P*</text:p>
        <text:p text:style-name="P12"><text:span text:style-name="T13">KVOPX008I95P</text:span>KVOPX008I95P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5-14T08:59:00Z</meta:creation-date>
    <dc:date>2018-05-14T09:01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5" meta:character-count="866" meta:row-count="6" meta:non-whitespace-character-count="742"/>
  </office:meta>
</office:document-meta>
</file>